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7cd8"/>
    </style:style>
    <style:style style:name="P2" style:family="paragraph" style:parent-style-name="Standard">
      <style:text-properties officeooo:paragraph-rsid="001de615"/>
    </style:style>
    <style:style style:name="P3" style:family="paragraph" style:parent-style-name="Standard">
      <style:text-properties officeooo:paragraph-rsid="001eb28f"/>
    </style:style>
    <style:style style:name="P4" style:family="paragraph" style:parent-style-name="Standard">
      <style:text-properties officeooo:paragraph-rsid="002068f3"/>
    </style:style>
    <style:style style:name="P5" style:family="paragraph" style:parent-style-name="Standard">
      <style:text-properties officeooo:paragraph-rsid="0022f0b3"/>
    </style:style>
    <style:style style:name="P6" style:family="paragraph" style:parent-style-name="Standard">
      <style:text-properties officeooo:paragraph-rsid="0024d17a"/>
    </style:style>
    <style:style style:name="P7" style:family="paragraph" style:parent-style-name="Standard">
      <style:text-properties officeooo:paragraph-rsid="002618a4"/>
    </style:style>
    <style:style style:name="P8" style:family="paragraph" style:parent-style-name="Standard">
      <style:text-properties officeooo:paragraph-rsid="0026f909"/>
    </style:style>
    <style:style style:name="P9" style:family="paragraph" style:parent-style-name="Standard">
      <style:text-properties officeooo:paragraph-rsid="0027d5e6"/>
    </style:style>
    <style:style style:name="P10" style:family="paragraph" style:parent-style-name="Standard">
      <style:paragraph-properties style:writing-mode="lr-tb"/>
      <style:text-properties officeooo:paragraph-rsid="002815ef"/>
    </style:style>
    <style:style style:name="P11" style:family="paragraph" style:parent-style-name="Standard">
      <style:text-properties officeooo:paragraph-rsid="002815ef"/>
    </style:style>
    <style:style style:name="P12" style:family="paragraph" style:parent-style-name="Standard">
      <style:text-properties officeooo:paragraph-rsid="00287759"/>
    </style:style>
    <style:style style:name="P13" style:family="paragraph" style:parent-style-name="Standard">
      <style:text-properties officeooo:paragraph-rsid="002d474c"/>
    </style:style>
    <style:style style:name="P14" style:family="paragraph" style:parent-style-name="Standard">
      <style:text-properties officeooo:paragraph-rsid="002f691f"/>
    </style:style>
    <style:style style:name="P15" style:family="paragraph" style:parent-style-name="Standard">
      <style:text-properties officeooo:paragraph-rsid="0030cf25"/>
    </style:style>
    <style:style style:name="P16" style:family="paragraph" style:parent-style-name="Standard">
      <style:text-properties officeooo:paragraph-rsid="0032c635"/>
    </style:style>
    <style:style style:name="P17" style:family="paragraph" style:parent-style-name="Standard">
      <style:text-properties officeooo:paragraph-rsid="00349494"/>
    </style:style>
    <style:style style:name="P18" style:family="paragraph" style:parent-style-name="Standard">
      <style:text-properties officeooo:paragraph-rsid="0037c157"/>
    </style:style>
    <style:style style:name="P19" style:family="paragraph" style:parent-style-name="Standard">
      <style:text-properties officeooo:paragraph-rsid="00386ff5"/>
    </style:style>
    <style:style style:name="P20" style:family="paragraph" style:parent-style-name="Standard">
      <style:text-properties officeooo:paragraph-rsid="003aa52b"/>
    </style:style>
    <style:style style:name="P21" style:family="paragraph" style:parent-style-name="Standard">
      <style:text-properties officeooo:paragraph-rsid="003cd439"/>
    </style:style>
    <style:style style:name="P22" style:family="paragraph" style:parent-style-name="Standard">
      <style:text-properties officeooo:paragraph-rsid="003d5aab"/>
    </style:style>
    <style:style style:name="P23" style:family="paragraph" style:parent-style-name="Standard">
      <style:paragraph-properties style:writing-mode="lr-tb"/>
      <style:text-properties officeooo:paragraph-rsid="003d5aab"/>
    </style:style>
    <style:style style:name="P24" style:family="paragraph" style:parent-style-name="Standard">
      <style:paragraph-properties style:writing-mode="lr-tb"/>
    </style:style>
    <style:style style:name="P25" style:family="paragraph" style:parent-style-name="Standard">
      <style:text-properties officeooo:paragraph-rsid="003e1b4c"/>
    </style:style>
    <style:style style:name="P26" style:family="paragraph" style:parent-style-name="Standard">
      <style:text-properties officeooo:paragraph-rsid="003e9019"/>
    </style:style>
    <style:style style:name="P27" style:family="paragraph" style:parent-style-name="Standard">
      <style:text-properties officeooo:rsid="00421369" officeooo:paragraph-rsid="00421369"/>
    </style:style>
    <style:style style:name="P28" style:family="paragraph" style:parent-style-name="Standard">
      <style:text-properties officeooo:paragraph-rsid="00421369"/>
    </style:style>
    <style:style style:name="P29" style:family="paragraph" style:parent-style-name="Standard">
      <style:text-properties officeooo:paragraph-rsid="004356c1"/>
    </style:style>
    <style:style style:name="P30" style:family="paragraph" style:parent-style-name="Standard">
      <style:text-properties officeooo:rsid="004356c1" officeooo:paragraph-rsid="004356c1"/>
    </style:style>
    <style:style style:name="P31" style:family="paragraph" style:parent-style-name="Standard">
      <style:text-properties officeooo:paragraph-rsid="00448b78"/>
    </style:style>
    <style:style style:name="P32" style:family="paragraph" style:parent-style-name="Standard">
      <style:text-properties officeooo:rsid="00448b78" officeooo:paragraph-rsid="00448b78"/>
    </style:style>
    <style:style style:name="P33" style:family="paragraph" style:parent-style-name="Standard">
      <style:text-properties officeooo:paragraph-rsid="0044e350"/>
    </style:style>
    <style:style style:name="P34" style:family="paragraph" style:parent-style-name="Standard">
      <style:text-properties officeooo:rsid="0044e350" officeooo:paragraph-rsid="0044e350"/>
    </style:style>
    <style:style style:name="P35" style:family="paragraph" style:parent-style-name="Standard">
      <style:text-properties officeooo:paragraph-rsid="00467003"/>
    </style:style>
    <style:style style:name="P36" style:family="paragraph" style:parent-style-name="Standard">
      <style:text-properties officeooo:rsid="00473743" officeooo:paragraph-rsid="00473743"/>
    </style:style>
    <style:style style:name="P37" style:family="paragraph" style:parent-style-name="Standard">
      <style:text-properties officeooo:paragraph-rsid="0048cd06"/>
    </style:style>
    <style:style style:name="P38" style:family="paragraph" style:parent-style-name="Standard">
      <style:text-properties officeooo:rsid="0048cd06" officeooo:paragraph-rsid="0048cd06"/>
    </style:style>
    <style:style style:name="P39" style:family="paragraph" style:parent-style-name="Standard">
      <style:text-properties officeooo:paragraph-rsid="004a5136"/>
    </style:style>
    <style:style style:name="P40" style:family="paragraph" style:parent-style-name="Standard">
      <style:text-properties officeooo:rsid="004a5136" officeooo:paragraph-rsid="004a5136"/>
    </style:style>
    <style:style style:name="P41" style:family="paragraph" style:parent-style-name="Standard">
      <style:text-properties officeooo:rsid="004bf856" officeooo:paragraph-rsid="004bf856"/>
    </style:style>
    <style:style style:name="P42" style:family="paragraph" style:parent-style-name="Standard">
      <style:text-properties officeooo:paragraph-rsid="001d7cd8" fo:background-color="#ffff00"/>
    </style:style>
    <style:style style:name="P43" style:family="paragraph" style:parent-style-name="Standard">
      <style:text-properties officeooo:paragraph-rsid="00506728"/>
    </style:style>
    <style:style style:name="P44" style:family="paragraph" style:parent-style-name="Standard">
      <style:text-properties officeooo:paragraph-rsid="0051040d"/>
    </style:style>
    <style:style style:name="P45" style:family="paragraph" style:parent-style-name="Standard">
      <style:text-properties officeooo:paragraph-rsid="0053e536"/>
    </style:style>
    <style:style style:name="P46" style:family="paragraph" style:parent-style-name="Standard">
      <style:text-properties officeooo:rsid="0056d24b" officeooo:paragraph-rsid="0056d24b"/>
    </style:style>
    <style:style style:name="P47" style:family="paragraph" style:parent-style-name="Standard">
      <style:text-properties fo:font-weight="bold" style:font-weight-asian="bold" style:font-weight-complex="bold"/>
    </style:style>
    <style:style style:name="P48" style:family="paragraph" style:parent-style-name="Standard">
      <style:text-properties officeooo:paragraph-rsid="005bc6a1"/>
    </style:style>
    <style:style style:name="P49" style:family="paragraph" style:parent-style-name="Standard">
      <style:text-properties officeooo:rsid="005d3c1c" officeooo:paragraph-rsid="005d3c1c"/>
    </style:style>
    <style:style style:name="P50" style:family="paragraph" style:parent-style-name="Standard">
      <style:text-properties officeooo:paragraph-rsid="005d3c1c"/>
    </style:style>
    <style:style style:name="P51" style:family="paragraph" style:parent-style-name="Standard">
      <style:text-properties officeooo:rsid="005e0000" officeooo:paragraph-rsid="005e0000"/>
    </style:style>
    <style:style style:name="P52" style:family="paragraph" style:parent-style-name="Standard">
      <style:text-properties officeooo:rsid="005f9949" officeooo:paragraph-rsid="005f9949"/>
    </style:style>
    <style:style style:name="P53" style:family="paragraph" style:parent-style-name="Standard">
      <style:text-properties officeooo:rsid="00624bd7" officeooo:paragraph-rsid="00624bd7"/>
    </style:style>
    <style:style style:name="P54" style:family="paragraph" style:parent-style-name="Standard">
      <style:text-properties officeooo:rsid="00629b3b" officeooo:paragraph-rsid="00629b3b"/>
    </style:style>
    <style:style style:name="P55" style:family="paragraph" style:parent-style-name="Standard">
      <style:text-properties officeooo:rsid="0063c06a" officeooo:paragraph-rsid="0063c06a"/>
    </style:style>
    <style:style style:name="P56" style:family="paragraph" style:parent-style-name="Standard">
      <style:text-properties officeooo:rsid="0065698c" officeooo:paragraph-rsid="0065698c"/>
    </style:style>
    <style:style style:name="P57" style:family="paragraph" style:parent-style-name="Standard">
      <style:text-properties officeooo:paragraph-rsid="005bc6a1"/>
    </style:style>
    <style:style style:name="P58" style:family="paragraph" style:parent-style-name="Standard">
      <style:text-properties officeooo:paragraph-rsid="00685582"/>
    </style:style>
    <style:style style:name="P59" style:family="paragraph" style:parent-style-name="Standard">
      <style:text-properties officeooo:paragraph-rsid="0068de9d"/>
    </style:style>
    <style:style style:name="P60" style:family="paragraph" style:parent-style-name="Standard">
      <style:text-properties officeooo:paragraph-rsid="0069eaa4"/>
    </style:style>
    <style:style style:name="T1" style:family="text">
      <style:text-properties officeooo:rsid="001d7cd8"/>
    </style:style>
    <style:style style:name="T2" style:family="text">
      <style:text-properties officeooo:rsid="001de615"/>
    </style:style>
    <style:style style:name="T3" style:family="text">
      <style:text-properties officeooo:rsid="001eb28f"/>
    </style:style>
    <style:style style:name="T4" style:family="text">
      <style:text-properties officeooo:rsid="002068f3"/>
    </style:style>
    <style:style style:name="T5" style:family="text">
      <style:text-properties officeooo:rsid="0022f0b3"/>
    </style:style>
    <style:style style:name="T6" style:family="text">
      <style:text-properties officeooo:rsid="002618a4"/>
    </style:style>
    <style:style style:name="T7" style:family="text">
      <style:text-properties officeooo:rsid="0026f909"/>
    </style:style>
    <style:style style:name="T8" style:family="text">
      <style:text-properties officeooo:rsid="0027d5e6"/>
    </style:style>
    <style:style style:name="T9" style:family="text">
      <style:text-properties officeooo:rsid="002815ef"/>
    </style:style>
    <style:style style:name="T10" style:family="text">
      <style:text-properties officeooo:rsid="00287759"/>
    </style:style>
    <style:style style:name="T11" style:family="text">
      <style:text-properties officeooo:rsid="0029bf9b"/>
    </style:style>
    <style:style style:name="T12" style:family="text">
      <style:text-properties officeooo:rsid="002a61d0"/>
    </style:style>
    <style:style style:name="T13" style:family="text">
      <style:text-properties officeooo:rsid="002d474c"/>
    </style:style>
    <style:style style:name="T14" style:family="text">
      <style:text-properties officeooo:rsid="002f691f"/>
    </style:style>
    <style:style style:name="T15" style:family="text">
      <style:text-properties officeooo:rsid="0030cf25"/>
    </style:style>
    <style:style style:name="T16" style:family="text">
      <style:text-properties officeooo:rsid="0032c635"/>
    </style:style>
    <style:style style:name="T17" style:family="text">
      <style:text-properties officeooo:rsid="00349494"/>
    </style:style>
    <style:style style:name="T18" style:family="text">
      <style:text-properties officeooo:rsid="00386ff5"/>
    </style:style>
    <style:style style:name="T19" style:family="text">
      <style:text-properties officeooo:rsid="003aa52b"/>
    </style:style>
    <style:style style:name="T20" style:family="text">
      <style:text-properties officeooo:rsid="003cd439"/>
    </style:style>
    <style:style style:name="T21" style:family="text">
      <style:text-properties officeooo:rsid="003d5aab"/>
    </style:style>
    <style:style style:name="T22" style:family="text">
      <style:text-properties officeooo:rsid="003e1b4c"/>
    </style:style>
    <style:style style:name="T23" style:family="text">
      <style:text-properties officeooo:rsid="003e9019"/>
    </style:style>
    <style:style style:name="T24" style:family="text">
      <style:text-properties officeooo:rsid="00421369"/>
    </style:style>
    <style:style style:name="T25" style:family="text">
      <style:text-properties officeooo:rsid="004356c1"/>
    </style:style>
    <style:style style:name="T26" style:family="text">
      <style:text-properties officeooo:rsid="00448b78"/>
    </style:style>
    <style:style style:name="T27" style:family="text">
      <style:text-properties officeooo:rsid="0044e350"/>
    </style:style>
    <style:style style:name="T28" style:family="text">
      <style:text-properties officeooo:rsid="00467003"/>
    </style:style>
    <style:style style:name="T29" style:family="text">
      <style:text-properties officeooo:rsid="00473743"/>
    </style:style>
    <style:style style:name="T30" style:family="text">
      <style:text-properties officeooo:rsid="0048cd06"/>
    </style:style>
    <style:style style:name="T31" style:family="text">
      <style:text-properties officeooo:rsid="004a5136"/>
    </style:style>
    <style:style style:name="T32" style:family="text">
      <style:text-properties officeooo:rsid="004bf856"/>
    </style:style>
    <style:style style:name="T33" style:family="text">
      <style:text-properties officeooo:rsid="00506728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1de615" fo:background-color="#ffff00" loext:char-shading-value="0"/>
    </style:style>
    <style:style style:name="T36" style:family="text">
      <style:text-properties officeooo:rsid="0051040d" fo:background-color="#ffff00" loext:char-shading-value="0"/>
    </style:style>
    <style:style style:name="T37" style:family="text">
      <style:text-properties officeooo:rsid="00525425" fo:background-color="#ffff00" loext:char-shading-value="0"/>
    </style:style>
    <style:style style:name="T38" style:family="text">
      <style:text-properties officeooo:rsid="0053e536" fo:background-color="#ffff00" loext:char-shading-value="0"/>
    </style:style>
    <style:style style:name="T39" style:family="text">
      <style:text-properties officeooo:rsid="0067c351" fo:background-color="#ffff00" loext:char-shading-value="0"/>
    </style:style>
    <style:style style:name="T40" style:family="text">
      <style:text-properties officeooo:rsid="002815ef" fo:background-color="#ffff00" loext:char-shading-value="0"/>
    </style:style>
    <style:style style:name="T41" style:family="text">
      <style:text-properties officeooo:rsid="00685582" fo:background-color="#ffff00" loext:char-shading-value="0"/>
    </style:style>
    <style:style style:name="T42" style:family="text">
      <style:text-properties officeooo:rsid="0068de9d" fo:background-color="#ffff00" loext:char-shading-value="0"/>
    </style:style>
    <style:style style:name="T43" style:family="text">
      <style:text-properties officeooo:rsid="002a61d0" fo:background-color="#ffff00" loext:char-shading-value="0"/>
    </style:style>
    <style:style style:name="T44" style:family="text">
      <style:text-properties officeooo:rsid="0029bf9b" fo:background-color="#ffff00" loext:char-shading-value="0"/>
    </style:style>
    <style:style style:name="T45" style:family="text">
      <style:text-properties officeooo:rsid="002d474c" fo:background-color="#ffff00" loext:char-shading-value="0"/>
    </style:style>
    <style:style style:name="T46" style:family="text">
      <style:text-properties officeooo:rsid="0030cf25" fo:background-color="#ffff00" loext:char-shading-value="0"/>
    </style:style>
    <style:style style:name="T47" style:family="text">
      <style:text-properties officeooo:rsid="00349494" fo:background-color="#ffff00" loext:char-shading-value="0"/>
    </style:style>
    <style:style style:name="T48" style:family="text">
      <style:text-properties officeooo:rsid="00287759" fo:background-color="#ffff00" loext:char-shading-value="0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0386ff5" fo:background-color="#ffff00" loext:char-shading-value="0"/>
    </style:style>
    <style:style style:name="T51" style:family="text">
      <style:text-properties officeooo:rsid="006bc0e5" fo:background-color="#ffff00" loext:char-shading-value="0"/>
    </style:style>
    <style:style style:name="T52" style:family="text">
      <style:text-properties officeooo:rsid="006f1152" fo:background-color="#ffff00" loext:char-shading-value="0"/>
    </style:style>
    <style:style style:name="T53" style:family="text">
      <style:text-properties officeooo:rsid="00709e03" fo:background-color="#ffff00" loext:char-shading-value="0"/>
    </style:style>
    <style:style style:name="T54" style:family="text">
      <style:text-properties officeooo:rsid="00735ffc" fo:background-color="#ffff00" loext:char-shading-value="0"/>
    </style:style>
    <style:style style:name="T55" style:family="text">
      <style:text-properties officeooo:rsid="0051040d"/>
    </style:style>
    <style:style style:name="T56" style:family="text">
      <style:text-properties officeooo:rsid="00525425"/>
    </style:style>
    <style:style style:name="T57" style:family="text">
      <style:text-properties officeooo:rsid="0053e536"/>
    </style:style>
    <style:style style:name="T58" style:family="text">
      <style:text-properties officeooo:rsid="005749aa"/>
    </style:style>
    <style:style style:name="T59" style:family="text">
      <style:text-properties officeooo:rsid="0057d054"/>
    </style:style>
    <style:style style:name="T60" style:family="text">
      <style:text-properties officeooo:rsid="005ac094"/>
    </style:style>
    <style:style style:name="T61" style:family="text">
      <style:text-properties officeooo:rsid="005bc6a1"/>
    </style:style>
    <style:style style:name="T62" style:family="text">
      <style:text-properties fo:language="ru" fo:country="RU"/>
    </style:style>
    <style:style style:name="T63" style:family="text">
      <style:text-properties fo:language="ru" fo:country="RU" officeooo:rsid="005bc6a1"/>
    </style:style>
    <style:style style:name="T64" style:family="text">
      <style:text-properties officeooo:rsid="005d3c1c"/>
    </style:style>
    <style:style style:name="T65" style:family="text">
      <style:text-properties officeooo:rsid="005e0000"/>
    </style:style>
    <style:style style:name="T66" style:family="text">
      <style:text-properties officeooo:rsid="005f9949"/>
    </style:style>
    <style:style style:name="T67" style:family="text">
      <style:text-properties officeooo:rsid="0061ed0c"/>
    </style:style>
    <style:style style:name="T68" style:family="text">
      <style:text-properties officeooo:rsid="00624bd7"/>
    </style:style>
    <style:style style:name="T69" style:family="text">
      <style:text-properties officeooo:rsid="00629b3b"/>
    </style:style>
    <style:style style:name="T70" style:family="text">
      <style:text-properties officeooo:rsid="0063c06a"/>
    </style:style>
    <style:style style:name="T71" style:family="text">
      <style:text-properties officeooo:rsid="0064c5a7"/>
    </style:style>
    <style:style style:name="T72" style:family="text">
      <style:text-properties officeooo:rsid="0065698c"/>
    </style:style>
    <style:style style:name="T73" style:family="text">
      <style:text-properties officeooo:rsid="0067c351"/>
    </style:style>
    <style:style style:name="T74" style:family="text">
      <style:text-properties officeooo:rsid="0068de9d"/>
    </style:style>
    <style:style style:name="T75" style:family="text">
      <style:text-properties officeooo:rsid="0069eaa4"/>
    </style:style>
    <style:style style:name="T76" style:family="text">
      <style:text-properties officeooo:rsid="006d7d85"/>
    </style:style>
    <style:style style:name="T77" style:family="text">
      <style:text-properties officeooo:rsid="007193a3"/>
    </style:style>
    <style:style style:name="T78" style:family="text">
      <style:text-properties officeooo:rsid="007300f6"/>
    </style:style>
    <style:style style:name="T79" style:family="text">
      <style:text-properties officeooo:rsid="00757ea0"/>
    </style:style>
    <style:style style:name="T80" style:family="text">
      <style:text-properties officeooo:rsid="007639a3"/>
    </style:style>
    <style:style style:name="T81" style:family="text">
      <style:text-properties officeooo:rsid="0076696a"/>
    </style:style>
    <style:style style:name="T82" style:family="text">
      <style:text-properties officeooo:rsid="00770a8d"/>
    </style:style>
    <style:style style:name="T83" style:family="text">
      <style:text-properties officeooo:rsid="0079e092"/>
    </style:style>
    <style:style style:name="T84" style:family="text">
      <style:text-properties officeooo:rsid="007c5f7e"/>
    </style:style>
    <style:style style:name="T85" style:family="text">
      <style:text-properties officeooo:rsid="007d573a"/>
    </style:style>
    <style:style style:name="T86" style:family="text">
      <style:text-properties officeooo:rsid="00807e01"/>
    </style:style>
    <style:style style:name="T87" style:family="text">
      <style:text-properties officeooo:rsid="00812e40"/>
    </style:style>
    <style:style style:name="T88" style:family="text">
      <style:text-properties officeooo:rsid="0082f6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Apply external vowel sandhi to the following and write the results down.</text:p>
      <text:p text:style-name="Standard">Example: -ā + u- –› -o-</text:p>
      <text:p text:style-name="P18">a) -a + i- → <text:span text:style-name="T1">-e-</text:span></text:p>
      <text:p text:style-name="P18">b) -au + i- → <text:span text:style-name="T1">-</text:span>āv<text:span text:style-name="T1">i-</text:span></text:p>
      <text:p text:style-name="P18">c) -ā + u- → <text:span text:style-name="T1">-о-</text:span></text:p>
      <text:p text:style-name="P18">d) -ai + a- → <text:span text:style-name="T1">-</text:span>ā a<text:span text:style-name="T1">-</text:span></text:p>
      <text:p text:style-name="P18">e) -a + ṛ- → <text:span text:style-name="T1">-ar-</text:span></text:p>
      <text:p text:style-name="P18">f) -e + ā- → <text:span text:style-name="T1">-</text:span><text:span text:style-name="T2">a <text:s/>ā</text:span><text:span text:style-name="T1">-</text:span></text:p>
      <text:p text:style-name="P18">g) -u + o- → <text:span text:style-name="T1">-vo-</text:span></text:p>
      <text:p text:style-name="P18">h) -e + a- → <text:span text:style-name="T1">-</text:span><text:span text:style-name="T2">e’</text:span><text:span text:style-name="T1">-</text:span><text:span text:style-name="T2"> (</text:span><text:span text:style-name="T1">кроме Nom\Voc\Acc du </text:span><text:span text:style-name="T2">и междометий)</text:span></text:p>
      <text:p text:style-name="P18">i) -a + ṛ- → <text:span text:style-name="T1">-ar-</text:span></text:p>
      <text:p text:style-name="P18">j) -o + a- → <text:span text:style-name="T1">-</text:span><text:span text:style-name="T2">o’</text:span><text:span text:style-name="T1">-</text:span><text:span text:style-name="T2"> (кроме междометий)</text:span></text:p>
      <text:p text:style-name="P18">k) -ā + o- → <text:span text:style-name="T1">-au-</text:span></text:p>
      <text:p text:style-name="P18">l) -i + au- → <text:span text:style-name="T1">-yau-</text:span></text:p>
      <text:p text:style-name="P18">m) -ā + ū- → <text:span text:style-name="T1">-o-</text:span></text:p>
      <text:p text:style-name="P18">n) -o + o- →<text:span text:style-name="T1">-</text:span><text:span text:style-name="T2">a</text:span> <text:span text:style-name="T2">o</text:span><text:span text:style-name="T1">- </text:span><text:span text:style-name="T33">(avo)</text:span></text:p>
      <text:p text:style-name="P18">o) -au + e- → <text:span text:style-name="T1">-</text:span>ā<text:span text:style-name="T1">ve-</text:span></text:p>
      <text:p text:style-name="P18">p) -e + ṛ- → <text:span text:style-name="T1">-</text:span><text:span text:style-name="T2">a <text:s/>ṛ</text:span><text:span text:style-name="T1">-</text:span></text:p>
      <text:p text:style-name="P18">q) -au + au- → <text:span text:style-name="T1">-</text:span>āvau<text:span text:style-name="T1">-</text:span></text:p>
      <text:p text:style-name="P18">r) -a + e- → <text:span text:style-name="T1">-</text:span><text:span text:style-name="T2">ai</text:span><text:span text:style-name="T1">-</text:span></text:p>
      <text:p text:style-name="Standard"/>
      <text:p text:style-name="Standard">2) Apply external sandhi to the following, write the results down and link letters up where the</text:p>
      <text:p text:style-name="Standard">writing conventions (–› Chapter 11) demand it. Example: -ḥ + t- –› -st-</text:p>
      <text:p text:style-name="P1">a) -a + i- → <text:span text:style-name="T2">e</text:span></text:p>
      <text:p text:style-name="P2">b) -āḥ + b- → <text:s text:c="2"/>ā b</text:p>
      <text:p text:style-name="P42">c) -in + i- → <text:span text:style-name="T2">in</text:span><text:span text:style-name="T33">n</text:span><text:span text:style-name="T2">i</text:span></text:p>
      <text:p text:style-name="P2">d) -ī + i- → <text:s/>ī</text:p>
      <text:p text:style-name="P43">e<text:span text:style-name="T34">) -uḥ + r- → ū</text:span><text:span text:style-name="T35"> r</text:span></text:p>
      <text:p text:style-name="P2">f) -iḥ + r- → <text:s/>ī <text:span text:style-name="T2">r</text:span></text:p>
      <text:p text:style-name="P1">g) -i + au- → <text:span text:style-name="T2">yau</text:span></text:p>
      <text:p text:style-name="P1">h) -a + ī- → <text:span text:style-name="T2">e</text:span></text:p>
      <text:p text:style-name="P2">i) -au + a- → ā<text:span text:style-name="T2">va</text:span></text:p>
      <text:p text:style-name="P2">j) -eḥ + k- → <text:s/>eḥ k</text:p>
      <text:p text:style-name="P1">k) -a + ū- → <text:span text:style-name="T2">o</text:span></text:p>
      <text:p text:style-name="P1">l) -p + m- → <text:span text:style-name="T2">mm </text:span><text:span text:style-name="T55">(</text:span><text:span text:style-name="T36">bm</text:span><text:span text:style-name="T55">)</text:span></text:p>
      <text:p text:style-name="P1">m) -t + h- → <text:span text:style-name="T3">ddh</text:span></text:p>
      <text:p text:style-name="P3">n) -ā + ai- → <text:s/><text:span text:style-name="T3">ai</text:span></text:p>
      <text:p text:style-name="P44">o) -āḥ + s- → <text:s/>āḥ s <text:span text:style-name="T55">(опционально может быть āss)</text:span></text:p>
      <text:p text:style-name="P3">p) -n + t- → ṃ<text:span text:style-name="T3">s</text:span><text:span text:style-name="T55">t</text:span></text:p>
      <text:p text:style-name="P1">q) -p + k- → <text:span text:style-name="T4">pk</text:span></text:p>
      <text:p text:style-name="P1">r) -a + au- → <text:span text:style-name="T4">au</text:span></text:p>
      <text:p text:style-name="P1">s) -m + o- → <text:span text:style-name="T4">mo</text:span></text:p>
      <text:p text:style-name="P1">t) -ī + u- → <text:span text:style-name="T4">yu</text:span></text:p>
      <text:p text:style-name="P1">u) -a + e- → <text:span text:style-name="T4">ai</text:span></text:p>
      <text:p text:style-name="P1">v) -aḥ + i- → <text:span text:style-name="T4">o i</text:span></text:p>
      <text:p text:style-name="P4">w) -u + u- → <text:s/>ū</text:p>
      <text:p text:style-name="P1">x) -k + m- → <text:span text:style-name="T55">N</text:span><text:span text:style-name="T4">m</text:span><text:span text:style-name="T55">(gm)</text:span></text:p>
      <text:p text:style-name="P4">y) -u + ṛ- → <text:span text:style-name="T4">vṛ</text:span></text:p>
      <text:p text:style-name="P1">z) -ī + a- → <text:span text:style-name="T4">ya</text:span></text:p>
      <text:p text:style-name="P5">aa) -n + c- → ṃś<text:span text:style-name="T55">с</text:span></text:p>
      <text:p text:style-name="P1">bb) -n + k- → <text:span text:style-name="T5">nk</text:span></text:p>
      <text:p text:style-name="P5">cc) -īḥ + c- → īś<text:span text:style-name="T5">c</text:span></text:p>
      <text:p text:style-name="P5"><text:soft-page-break/>dd) -ai + e- → ā<text:span text:style-name="T5"> e</text:span></text:p>
      <text:p text:style-name="P5">ee) -aiḥ + a- → <text:s/>ai<text:span text:style-name="T5">r</text:span>a</text:p>
      <text:p text:style-name="P5">ff) -i + ī- → <text:s/>ī</text:p>
      <text:p text:style-name="P1">gg) -ṭ + b- → ḍ<text:span text:style-name="T18">b</text:span></text:p>
      <text:p text:style-name="P6">hh) -āḥ + r- → <text:s/>ā r</text:p>
      <text:p text:style-name="P1">ii) -i + o- → <text:span text:style-name="T6">yo</text:span></text:p>
      <text:p text:style-name="P7">jj) -a + ā- → <text:s/>ā</text:p>
      <text:p text:style-name="P1">kk) -p + n- → <text:span text:style-name="T6">mn </text:span><text:span text:style-name="T56">(</text:span><text:span text:style-name="T37">bn</text:span><text:span text:style-name="T56">)</text:span></text:p>
      <text:p text:style-name="P7">ll) -ā + au- → <text:s/>au</text:p>
      <text:p text:style-name="P1">mm) -aḥ + l- → <text:span text:style-name="T6">o l</text:span></text:p>
      <text:p text:style-name="P1">nn) -oḥ + d- → <text:span text:style-name="T6">ord</text:span></text:p>
      <text:p text:style-name="P1">oo) -k + h- → <text:span text:style-name="T6">ggh</text:span></text:p>
      <text:p text:style-name="P7">pp) -e + ī- → <text:span text:style-name="T6">a ī </text:span><text:span text:style-name="T56">(кроме дуалис)</text:span></text:p>
      <text:p text:style-name="P1">qq) -aḥ + j- → <text:span text:style-name="T6">o j</text:span></text:p>
      <text:p text:style-name="P8">rr) -au + ū- → <text:s/>ā<text:span text:style-name="T6">vū</text:span></text:p>
      <text:p text:style-name="P1">ss) -aiḥ + m- → <text:span text:style-name="T6">airm</text:span></text:p>
      <text:p text:style-name="P1">tt) -t + g- → <text:span text:style-name="T6">dg</text:span></text:p>
      <text:p text:style-name="P7">uu) -ā + a- → <text:s/>ā</text:p>
      <text:p text:style-name="P8">vv) -aḥ + ch- →<text:span text:style-name="T7">aśch</text:span> </text:p>
      <text:p text:style-name="P8">ww) -au + u- → ā<text:span text:style-name="T7">vu</text:span></text:p>
      <text:p text:style-name="P1">xx) -aḥ + r- → <text:span text:style-name="T7">o r</text:span></text:p>
      <text:p text:style-name="P1">yy) -o + au- → <text:span text:style-name="T7">a au </text:span></text:p>
      <text:p text:style-name="P8">zz) -aḥ + ś- → <text:s/>aḥ ś</text:p>
      <text:p text:style-name="P1">A) -u + ai- → <text:span text:style-name="T7">vai</text:span></text:p>
      <text:p text:style-name="P8">B) -au + ī- → ā<text:span text:style-name="T7">vī</text:span></text:p>
      <text:p text:style-name="P45">C) -t + ś- → <text:span text:style-name="T8">cch </text:span><text:span text:style-name="T57">(</text:span><text:span text:style-name="T38">cś</text:span><text:span text:style-name="T57">)</text:span></text:p>
      <text:p text:style-name="P9">D) -āḥ + h- → ā <text:span text:style-name="T8">h</text:span></text:p>
      <text:p text:style-name="P1">E) -ū + e- → <text:span text:style-name="T8">ve</text:span></text:p>
      <text:p text:style-name="P9">F) -m + kh- → ṃ <text:span text:style-name="T8">kh</text:span></text:p>
      <text:p text:style-name="P9">G) -aḥ + p- → <text:s/>aḥ p <text:span text:style-name="T57">(может меняться на ф)</text:span></text:p>
      <text:p text:style-name="P9">H) -ū + t- → <text:s/>ū <text:s/>t</text:p>
      <text:p text:style-name="P1">I) -aḥ + a- → <text:span text:style-name="T8">o’</text:span></text:p>
      <text:p text:style-name="P9">J) -āḥ + u- → <text:s/>ā u</text:p>
      <text:p text:style-name="P9">K) -ai + a- → ā<text:span text:style-name="T8"> a</text:span></text:p>
      <text:p text:style-name="P1">L) -aḥ + t- → <text:span text:style-name="T8">ast</text:span></text:p>
      <text:p text:style-name="P9">M) -āḥ + l- → <text:s/>ā l</text:p>
      <text:p text:style-name="P1">N) -a + ṛ- → <text:span text:style-name="T8">ar</text:span></text:p>
      <text:p text:style-name="P9">O) -āḥ + c- → ā<text:span text:style-name="T7">śc</text:span></text:p>
      <text:p text:style-name="P1">P) -ū + au- → <text:span text:style-name="T8">vau</text:span></text:p>
      <text:p text:style-name="P1">Q) -ṛ + o- → <text:span text:style-name="T8">ro</text:span></text:p>
      <text:p text:style-name="P1">R) -p + b- → <text:span text:style-name="T8">bb</text:span></text:p>
      <text:p text:style-name="P9">S) -āḥ + th- → <text:s/>ā<text:span text:style-name="T8">s</text:span>th</text:p>
      <text:p text:style-name="P1">T) -e + a- → <text:span text:style-name="T8">e’</text:span></text:p>
      <text:p text:style-name="P1"/>
      <text:p text:style-name="Standard">3) Resolve the sandhi below. Give all possible sources for each outcome.</text:p>
      <text:p text:style-name="P10">a) -ū- → <text:span text:style-name="T9">u + u/ u + </text:span>ū / ū <text:span text:style-name="T9">+ u/ ū + ū</text:span></text:p>
      <text:p text:style-name="P11">b) -śc- → <text:s/>ḥ <text:span text:style-name="T9">+ c, </text:span><text:span text:style-name="T39">s + c</text:span><text:span text:style-name="T73"> </text:span></text:p>
      <text:p text:style-name="P1">c) -ṃ p- → <text:span text:style-name="T9">m + p</text:span></text:p>
      <text:p text:style-name="P58">d) -mā- → <text:span text:style-name="T9">m + ā, </text:span><text:span text:style-name="T39">ma/ </text:span><text:span text:style-name="T40">ā</text:span><text:span text:style-name="T39"> + a/ </text:span><text:span text:style-name="T40">ā</text:span></text:p>
      <text:p text:style-name="P11">e) -au- → <text:span text:style-name="T9">a + o / ā + o / a + au / ā + au</text:span></text:p>
      <text:p text:style-name="P12">f) -āṃśc- → <text:s/>ā<text:span text:style-name="T10">n + </text:span>c</text:p>
      <text:p text:style-name="P1">g) -bbh- → <text:span text:style-name="T10">p + h, </text:span><text:span text:style-name="T41">p + bh</text:span></text:p>
      <text:p text:style-name="P12"><text:soft-page-break/>h) -ā d- → āḥ + <text:span text:style-name="T10">d / <text:s/>ā + d</text:span></text:p>
      <text:p text:style-name="P12">i) -ā t- → <text:span text:style-name="T10"><text:s/>ā + t</text:span></text:p>
      <text:p text:style-name="P12">j) -ū r- → <text:s/><text:span text:style-name="T10">u</text:span>ḥ<text:span text:style-name="T10"> +</text:span> r / ūḥ<text:span text:style-name="T10"> +</text:span> r / ū <text:span text:style-name="T10">+ </text:span>r</text:p>
      <text:p text:style-name="P1">k) -mn- → <text:span text:style-name="T10">p + n</text:span></text:p>
      <text:p text:style-name="P1">l) -ṃ n- → <text:span text:style-name="T10">m + n</text:span></text:p>
      <text:p text:style-name="P1">m) -anna- → <text:span text:style-name="T10">an + a, </text:span><text:span text:style-name="T42">an + na, at + na</text:span></text:p>
      <text:p text:style-name="P1">n) -na- → <text:span text:style-name="T10">n + a</text:span></text:p>
      <text:p text:style-name="P12">o) -īrb- → īḥ <text:span text:style-name="T10">+ b</text:span></text:p>
      <text:p text:style-name="P1">p) -be- → <text:span text:style-name="T10">b + e, </text:span><text:span text:style-name="T42">p + e</text:span><text:span text:style-name="T74">, </text:span><text:span text:style-name="T10"><text:s text:c="2"/></text:span><text:span text:style-name="T42">ba + i</text:span></text:p>
      <text:p text:style-name="P12">q) -o b- → <text:span text:style-name="T10">a</text:span>ḥ <text:span text:style-name="T10">+ b</text:span></text:p>
      <text:p text:style-name="P1">r) -bj- → <text:span text:style-name="T10">b + j / p + j</text:span></text:p>
      <text:p text:style-name="P12">s) -a o- → <text:span text:style-name="T10">e + </text:span><text:span text:style-name="T74">o</text:span><text:span text:style-name="T10"> / o + e / aḥ + o, </text:span><text:span text:style-name="T42">o + o</text:span></text:p>
      <text:p text:style-name="P1">t) -ṃst- → <text:span text:style-name="T10">n + t</text:span></text:p>
      <text:p text:style-name="P12">u) -ā e- → <text:span text:style-name="T10">ai + e / <text:s/>āḥ + e, </text:span><text:span text:style-name="T42">au + e</text:span></text:p>
      <text:p text:style-name="P59">v) -yā- → <text:span text:style-name="T11">i + ā, </text:span><text:span text:style-name="T42">y + <text:s/></text:span><text:span text:style-name="T44">ā </text:span></text:p>
      <text:p text:style-name="P1">w) -tk- → <text:span text:style-name="T12">t + k, </text:span><text:span text:style-name="T43">d + k</text:span></text:p>
      <text:p text:style-name="P1">x) -vo- → <text:span text:style-name="T12">u + o / </text:span>ū <text:span text:style-name="T12">+ o, </text:span><text:span text:style-name="T43">va + u</text:span></text:p>
      <text:p text:style-name="P1">y) -ll- → <text:span text:style-name="T12">t + l</text:span></text:p>
      <text:p text:style-name="P60">z) -cch- → <text:span text:style-name="T13">t + ś, </text:span><text:span text:style-name="T45">t + ch</text:span></text:p>
      <text:p text:style-name="P13">aa) -rd- → <text:span text:style-name="T10">ḥ </text:span><text:span text:style-name="T13">+ d</text:span></text:p>
      <text:p text:style-name="P13">bb) -ast- → <text:span text:style-name="T13">a</text:span><text:span text:style-name="T10">ḥ </text:span><text:span text:style-name="T13">+ t</text:span></text:p>
      <text:p text:style-name="P13">cc) -ā- → <text:span text:style-name="T13">a + a / a + <text:s/>ā / <text:s/>ā + a / <text:s/>ā + <text:s/>ā</text:span></text:p>
      <text:p text:style-name="P14">dd) -a ai- → <text:span text:style-name="T14">e + ai / o + ai / <text:s/></text:span><text:span text:style-name="T13">a</text:span><text:span text:style-name="T10">ḥ </text:span><text:span text:style-name="T14">+ ai</text:span></text:p>
      <text:p text:style-name="P14">ee) -āvū- → au <text:span text:style-name="T14">+ ū</text:span></text:p>
      <text:p text:style-name="P14">ff) -ī r- → <text:s/>ī<text:span text:style-name="T10">ḥ</text:span> <text:span text:style-name="T14">+ r / i</text:span><text:span text:style-name="T10">ḥ</text:span><text:span text:style-name="T14"> + r</text:span></text:p>
      <text:p text:style-name="P15">gg) -vī- → <text:span text:style-name="T15">u + ī / </text:span><text:span text:style-name="T14">ū</text:span><text:span text:style-name="T15"> + ī / </text:span><text:span text:style-name="T46">vi + i</text:span></text:p>
      <text:p text:style-name="P16">hh) -a u- → <text:span text:style-name="T16">a</text:span><text:span text:style-name="T10">ḥ </text:span><text:span text:style-name="T16">+ u / e + u / o + u</text:span></text:p>
      <text:p text:style-name="P1">ii) -ggh- → <text:span text:style-name="T17">k + h / </text:span><text:span text:style-name="T47">k + gh</text:span></text:p>
      <text:p text:style-name="P60">jj) -a ṛ- → <text:span text:style-name="T17">e + ṛ / o + ṛ / <text:s/></text:span><text:span text:style-name="T45">a</text:span><text:span text:style-name="T48">ḥ + <text:s/></text:span><text:span text:style-name="T47">ṛ</text:span></text:p>
      <text:p text:style-name="P1">kk) -ai- → <text:span text:style-name="T17">a + e / a + ai</text:span></text:p>
      <text:p text:style-name="P17">ll) -ā g- → ā<text:span text:style-name="T10">ḥ </text:span><text:span text:style-name="T17">+ g / <text:s/>ā + g</text:span></text:p>
      <text:p text:style-name="P17">mm) -ā p- → <text:s/>ā <text:span text:style-name="T17">+ </text:span>p</text:p>
      <text:p text:style-name="Standard"/>
      <text:p text:style-name="Standard">4) Formulate the ruki rule.</text:p>
      <text:p text:style-name="P46"/>
      <text:p text:style-name="P46">s следующая сразу после r, k и любой гласной, кроме <text:s/>a и ā (даже если после гласной следует ṃ) or visarga (ḥ), церебрализуется в ṣ, кроме случаев, когда s на конце слова, либо за ней следует r.</text:p>
      <text:p text:style-name="Standard"/>
      <text:p text:style-name="P24"/>
      <text:p text:style-name="Standard">5) Apply the missing internal sandhi (such as buddha sandhi, ruki, retroflexion of n)</text:p>
      <text:p text:style-name="Standard">to the following words.</text:p>
      <text:p text:style-name="P19">a) *gṛhesu → gṛheṣu</text:p>
      <text:p text:style-name="P20">b) *tyajta- → <text:s/>tya<text:span text:style-name="T19">k</text:span>ta</text:p>
      <text:p text:style-name="P19">c) *narena → nareṇ<text:span text:style-name="T18">a</text:span></text:p>
      <text:p text:style-name="P20">d) *gmtvā → <text:span text:style-name="T19">gatvā</text:span></text:p>
      <text:p text:style-name="P19">e) *budhta- → <text:span text:style-name="T18">buddha</text:span></text:p>
      <text:p text:style-name="P19">f) *dṛśta- →dṛṣṭa</text:p>
      <text:p text:style-name="P19">g) *mitrānām → <text:s/>mitrā<text:span text:style-name="T18">ṇ</text:span>ām</text:p>
      <text:p text:style-name="P60">h) *kṛsna- → kṛṣ<text:span text:style-name="T49">ṇ</text:span><text:span text:style-name="T18">a</text:span></text:p>
      <text:p text:style-name="P19">i) *dahta- → <text:span text:style-name="T19">dagdha</text:span></text:p>
      <text:p text:style-name="P60">j) *ksana- → <text:span text:style-name="T18">kṣa</text:span><text:span text:style-name="T50">ṇ</text:span><text:span text:style-name="T18">a</text:span></text:p>
      <text:p text:style-name="P19"><text:soft-page-break/>k) *rana- → <text:span text:style-name="T18">raṇa</text:span></text:p>
      <text:p text:style-name="Standard"/>
      <text:p text:style-name="Standard">6) Apply sandhi to the following text. Where words ought to be linked in writing, do that.</text:p>
      <text:p text:style-name="Standard">The Ocean Answers Rāma’s Plea for Help in Crossing over</text:p>
      <text:p text:style-name="Standard"/>
      <text:p text:style-name="Standard">न इच्छामि प्रतिघातम् ते न अस्मि विघ्नकरः तव ।</text:p>
      <text:p text:style-name="P21">न<text:span text:style-name="T20">े</text:span>च्छामि प्रतिघात<text:span text:style-name="T20">ं</text:span> ते न<text:span text:style-name="T75">ा</text:span>स्मि विघ्नकर<text:span text:style-name="T20">स्</text:span>तव ।</text:p>
      <text:p text:style-name="Standard"/>
      <text:p text:style-name="Standard">शृणु च इदम् वचः राम श्रुत्वा कर्तव्यम् आचर ॥ ३९ ॥</text:p>
      <text:p text:style-name="P21">शृणु च<text:span text:style-name="T58">े</text:span>द<text:span text:style-name="T20">ं</text:span> वच<text:span text:style-name="T20">ो</text:span> राम श्रुत्वा <text:span text:style-name="T49">कर्तव्य</text:span><text:span text:style-name="T51">ा</text:span><text:span text:style-name="T49">चर</text:span></text:p>
      <text:p text:style-name="Standard"/>
      <text:p text:style-name="Standard">यदि दास्यामि ते मार्गम् सैन्यस्य व्रजतः आज्ञया ।</text:p>
      <text:p text:style-name="P21">यदि दास्यामि ते मार्ग<text:span text:style-name="T21">ं</text:span> सैन्यस्य व्रजत आज्ञया ।</text:p>
      <text:p text:style-name="Standard"/>
      <text:p text:style-name="Standard">अन्ये अपि आज्ञापयिष्यन्ति माम् एवम् धनुषः बलात् ॥ ४० ॥</text:p>
      <text:p text:style-name="P22">अन्ये<text:span text:style-name="T21">ऽ</text:span>प<text:span text:style-name="T21">्य</text:span>ज्ञापयिष्यन्ति माम<text:span text:style-name="T21">े</text:span>व<text:span text:style-name="T21">ं</text:span> धनुष<text:span text:style-name="T21">ो</text:span> बलात् ॥ ४० ॥</text:p>
      <text:p text:style-name="P22"/>
      <text:p text:style-name="Standard">अस्ति तु अत्र नलः नाम वानरः शिल्पिसंमतः ।</text:p>
      <text:p text:style-name="P22">अस्ति त<text:span text:style-name="T21">्व</text:span>त्र नल<text:span text:style-name="T21">ो</text:span> नाम वानरः शिल्पिसंमतः ।</text:p>
      <text:p text:style-name="P22"/>
      <text:p text:style-name="Standard">त्वष्टुः देवस्य तनयः बलवान् विश्वकर्मणः ॥ ४१ ॥</text:p>
      <text:p text:style-name="P22">त्वष्टु<text:span text:style-name="T21">र्</text:span>देवस्य तनय<text:span text:style-name="T21">ो</text:span> बलवान्विश्वकर्मणः ॥ ४१ ॥</text:p>
      <text:p text:style-name="Standard"/>
      <text:p text:style-name="Standard">स यत् काष्ठम् तृणम् वा अपि शिलाम् वा क्षेप्स्यते मयि ।</text:p>
      <text:p text:style-name="P22">स यत्काष्ठ<text:span text:style-name="T21">ं</text:span> तृण<text:span text:style-name="T21">ं</text:span> वापि शिला<text:span text:style-name="T21">ं</text:span> वा क्षेप्स्यते मयि ।</text:p>
      <text:p text:style-name="Standard"/>
      <text:p text:style-name="P24">सर्वम् तत् धारयिष्यामि स ते सेतुः भविष्यति ॥ ४२ ॥</text:p>
      <text:p text:style-name="P23">सर्व<text:span text:style-name="T21">ं</text:span> त<text:span text:style-name="T21">द्</text:span>धारयिष्यामि स ते सेतु<text:span text:style-name="T21">र्</text:span>भविष्यति ॥ ४२ ॥</text:p>
      <text:p text:style-name="Standard"/>
      <text:p text:style-name="Standard">इति उक्त्वा अन्तर्हिते तस्मिन् रामः नलम् उवाच ह ।</text:p>
      <text:p text:style-name="P22">इत<text:span text:style-name="T22">्यु</text:span>क्त्वान्तर्हिते तस्मिन्राम<text:span text:style-name="T22">ो</text:span> नलम<text:span text:style-name="T22">ु</text:span>वाच ह ।</text:p>
      <text:p text:style-name="Standard"/>
      <text:p text:style-name="Standard">कुरु से<text:span text:style-name="T22">तुम्</text:span> समुद्रे त्वम् शक्तः हि असि मतः मम ॥ ४३ ॥</text:p>
      <text:p text:style-name="P25">कुरु से<text:span text:style-name="T22">तुं</text:span> समुद्रे त्व<text:span text:style-name="T22">ं</text:span> शक्त<text:span text:style-name="T22">ो</text:span> ह<text:span text:style-name="T59">्य</text:span>सि मत<text:span text:style-name="T22">ो</text:span> मम ॥ ४३ ॥</text:p>
      <text:p text:style-name="P25"/>
      <text:p text:style-name="Standard">तेन उपायेन काकुत्स्थः सेत<text:span text:style-name="T22">ु</text:span>बन्धम् अकारयत् ।</text:p>
      <text:p text:style-name="P25">तेन<text:span text:style-name="T22">ो</text:span>पायेन काकुत्स्थः सेत<text:span text:style-name="T22">ु</text:span>बन्धमकारयत् ।</text:p>
      <text:p text:style-name="Standard"/>
      <text:p text:style-name="Standard">दशयोजनविस्तारम् आयतम् शतयोजनम् ॥ ४४ ॥</text:p>
      <text:p text:style-name="P25">दशयोजनविस्तारम<text:span text:style-name="T22">ा</text:span>यत<text:span text:style-name="T22">ं</text:span> शतयोजनम् ॥ ४४ ॥</text:p>
      <text:p text:style-name="Standard"/>
      <text:p text:style-name="Standard">नलसे<text:span text:style-name="T22">तुः</text:span> इति ख्यातः यः अद्य अपि प्रथितः भुवि ।</text:p>
      <text:p text:style-name="P25">नलसे<text:span text:style-name="T22">तुरि</text:span>ति ख्यात<text:span text:style-name="T22">ो</text:span> य<text:span text:style-name="T22">ोऽ</text:span>द्य<text:span text:style-name="T22">ा</text:span>पि प्रथित<text:span text:style-name="T22">ो</text:span> भुवि ।</text:p>
      <text:p text:style-name="Standard"/>
      <text:p text:style-name="Standard">रामस्य आज्ञाम् पुरस्कृत्य निर्यातः गिरिसंनिभः ॥ ४५ ॥</text:p>
      <text:p text:style-name="P26">रामस्य<text:span text:style-name="T23">ा</text:span>ज्ञा<text:span text:style-name="T23">ं</text:span> पुरस्कृत्य निर्यात<text:span text:style-name="T23">ो</text:span> गिरिसंनिभः ॥ ४५ ॥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EXERCISES</text:p>
      <text:p text:style-name="Standard">Note: From this point on, all sandhi has been applied in all sentences and readings.</text:p>
      <text:p text:style-name="Standard">1) Translate into English:</text:p>
      <text:p text:style-name="Standard"/>
      <text:p text:style-name="Standard">१) सुकेशा कन्या गृहमविशत्कु मारश्च क्षणाद<text:span text:style-name="T24">ुद</text:span>तिष्ठत् ।</text:p>
      <text:p text:style-name="P28">सुकेशा कन्या गृहम<text:span text:style-name="T76">्</text:span> <text:span text:style-name="T24">अ</text:span>विश<text:span text:style-name="T24">त्</text:span> <text:s/><text:span text:style-name="T24">कु</text:span>मार<text:span text:style-name="T24">ः च</text:span> क्षणा<text:span text:style-name="T24">त्</text:span> <text:span text:style-name="T24">उद</text:span>तिष्ठत् ।</text:p>
      <text:p text:style-name="P27">Прекрасноволосая девушка в дом вошла и юноша сразу же встал. </text:p>
      <text:p text:style-name="Standard"/>
      <text:p text:style-name="Standard">२) नृपाय नत्वा प्रजास्तं (तम् ‘him, to him’) चिन्ताः कथयन्ति ।</text:p>
      <text:p text:style-name="P28">नृपाय नत्वा प्रजा<text:span text:style-name="T24">ः तम् </text:span>चिन्ताः कथयन्ति ।</text:p>
      <text:p text:style-name="P27">Царю поклонившись, подданые ему (свои) заботы рассказывают.</text:p>
      <text:p text:style-name="Standard"/>
      <text:p text:style-name="Standard">३) ग्रामात्प्रत्यागत्य नारी प्रियां नगरी<text:span text:style-name="T25">ं</text:span> <text:s/>दृष्ट्वा क्षणात्प्राविशत् ।</text:p>
      <text:p text:style-name="P29">ग्रामा<text:span text:style-name="T25">त्</text:span> <text:span text:style-name="T25">प्र</text:span>त्यागत्य नारी प्रिया<text:span text:style-name="T25">म्</text:span> नगरी<text:span text:style-name="T25">म्</text:span> <text:s/>दृष्ट्वा क्षणा<text:span text:style-name="T25">त्</text:span> <text:span text:style-name="T25">प्र</text:span><text:span text:style-name="T76">ा</text:span>विशत् </text:p>
      <text:p text:style-name="P30">из деревни вернувшись, женщина любимый город увидев, сра<text:span text:style-name="T76">з</text:span>у вошла (в него).</text:p>
      <text:p text:style-name="Standard"/>
      <text:p text:style-name="Standard">४) कृत्स्नं देशमभिभूयोग्रो नृपो नगरीरदहत् ।</text:p>
      <text:p text:style-name="P31">कृत्स्न<text:span text:style-name="T26">म्</text:span> देशम<text:span text:style-name="T26">्</text:span> <text:span text:style-name="T26">अभिभूय उग्रः </text:span>नृप<text:span text:style-name="T26">ः</text:span> नगरी<text:span text:style-name="T26">ः</text:span> <text:span text:style-name="T26">अ</text:span>दहत् ।</text:p>
      <text:p text:style-name="P32">всю страну покорив, грозный царь города сжёг.</text:p>
      <text:p text:style-name="Standard"/>
      <text:p text:style-name="Standard">५) क्व नगरीणां पाला भवन्तीति नारी दग्धा नगरीर्दृष्ट्वापृच्छत् ।</text:p>
      <text:p text:style-name="P33"><text:bookmark-start text:name="__DdeLink__4142_1784023470"/>क्व<text:bookmark-end text:name="__DdeLink__4142_1784023470"/> नगरीणा<text:span text:style-name="T27">म्</text:span> पाला<text:span text:style-name="T27">ः</text:span> भवन्त<text:span text:style-name="T27">ि</text:span> <text:span text:style-name="T27">इ</text:span>ति नारी द<text:span text:style-name="T49">ग्धा</text:span><text:span text:style-name="T52">ः</text:span> नगरी<text:span text:style-name="T27">ः</text:span> <text:span text:style-name="T27">दृ</text:span>ष्ट्वा <text:span text:style-name="T27">अ</text:span>पृच्छत् ।</text:p>
      <text:p text:style-name="P34">Где городов защитники? - так женщина сожжённые города увидев, спросила.</text:p>
      <text:p text:style-name="Standard"/>
      <text:p text:style-name="Standard">६) नरो बालापालां <text:span text:style-name="T27">दासीं </text:span>वरैर्दानैस्तोषयित्वा बालां गृहमनयत् ।</text:p>
      <text:p text:style-name="P33">नर<text:span text:style-name="T27">ः</text:span> बाला-पाला<text:span text:style-name="T27">म्</text:span> <text:span text:style-name="T27">दासीम् </text:span>वरै<text:span text:style-name="T27">ः</text:span> <text:span text:style-name="T27">दा</text:span>नै<text:span text:style-name="T27">ः</text:span> <text:span text:style-name="T27">तो</text:span>षयित्वा बाला<text:span text:style-name="T27">म्</text:span> गृहम<text:span text:style-name="T27">्</text:span> <text:span text:style-name="T27">अ</text:span>नयत्</text:p>
      <text:p text:style-name="P34">Человек, охраняющую девочку служанку <text:span text:style-name="T53">лучшими </text:span>подарками обрадовав, девочку домой отвёл. </text:p>
      <text:p text:style-name="P33"/>
      <text:p text:style-name="Standard">७) भीमौ क्षत्रियौ नरस्य भार्यां सबालां लुप्त्वा नरं <text:span text:style-name="T28">दुःख</text:span>मत्यजताम् ।</text:p>
      <text:p text:style-name="P35"><text:bookmark-start text:name="__DdeLink__4150_1784023470"/>भीमौ<text:bookmark-end text:name="__DdeLink__4150_1784023470"/> क्षत्रियौ नरस्य भार्या<text:span text:style-name="T29">म्</text:span> <text:bookmark-start text:name="__DdeLink__4152_1784023470"/>स<text:bookmark-start text:name="__DdeLink__4154_1784023470"/>बाला<text:bookmark-end text:name="__DdeLink__4154_1784023470"/><text:span text:style-name="T29">म्</text:span><text:bookmark-end text:name="__DdeLink__4152_1784023470"/> <text:bookmark-start text:name="__DdeLink__4156_1784023470"/>लु<text:bookmark-end text:name="__DdeLink__4156_1784023470"/>प्त्वा नर<text:span text:style-name="T29">म्</text:span> <text:span text:style-name="T28">दुःख</text:span>म<text:span text:style-name="T29">्</text:span> <text:span text:style-name="T29">अ</text:span>त्यजताम्</text:p>
      <text:p text:style-name="P36">Два ужасных воина человека жену с дочерью отняв, человек<text:span text:style-name="T77">а горевать</text:span> оставили.</text:p>
      <text:p text:style-name="Standard"/>
      <text:p text:style-name="Standard">८) नगरवननदीर्दृष्ट्वा तुष्टो बालो गृहं प्रत्यागच्छत् ।</text:p>
      <text:p text:style-name="P37">नगर<text:span text:style-name="T30">ा</text:span><text:span text:style-name="T78">णि</text:span>-वन<text:span text:style-name="T30">ा</text:span><text:span text:style-name="T78">णि</text:span>-नदी<text:span text:style-name="T30">ः</text:span> <text:s/><text:span text:style-name="T30">दृष्ट्वा</text:span> तुष्ट<text:span text:style-name="T30">ः</text:span> बाल<text:span text:style-name="T30">ः</text:span> गृह<text:span text:style-name="T30">म्</text:span> प्रत्यागच्छत् </text:p>
      <text:p text:style-name="P38">города, леса и реки увидев, довольный мальчик домой вернулся.</text:p>
      <text:p text:style-name="Standard"/>
      <text:p text:style-name="Standard">९) बालो विस्मयेन राज्ञ्या रत्नानि दृष्ट्वा तस्याः (तस्याः ‘her, of her’) प्रभा सू<text:span text:style-name="T31">र्यस्येवेति</text:span> चिन्तयति ।</text:p>
      <text:p text:style-name="P39">बाल<text:span text:style-name="T31">ः</text:span> <text:bookmark-start text:name="__DdeLink__4163_1784023470"/>विस्म<text:bookmark-end text:name="__DdeLink__4163_1784023470"/>येन <text:span text:style-name="T49">राज्ञ्या</text:span><text:span text:style-name="T54">ः</text:span> रत्नानि दृष्ट्वा तस्याः प्रभा <text:bookmark-start text:name="__DdeLink__4165_1784023470"/>सू<text:span text:style-name="T31">र्य</text:span><text:bookmark-end text:name="__DdeLink__4165_1784023470"/><text:span text:style-name="T31">स्य इव इति</text:span> चिन्तयति</text:p>
      <text:p text:style-name="P40">Ребёнок с удивлением царицы драгоценности увидев – <text:span text:style-name="T54">её </text:span>сияние солнцу подобно - так думает</text:p>
      <text:p text:style-name="Standard"/>
      <text:p text:style-name="Standard"/>
      <text:p text:style-name="Standard"/>
      <text:p text:style-name="Standard"/>
      <text:p text:style-name="Standard"><text:soft-page-break/>READINGS</text:p>
      <text:p text:style-name="Standard"/>
      <text:p text:style-name="P47">The Two Possible Fates of Heroic Warriors</text:p>
      <text:p text:style-name="Standard"/>
      <text:p text:style-name="Standard">मृतः प्राप्नोति वा स्वर्ग<text:span text:style-name="T32">म्</text:span> <text:bookmark-start text:name="__DdeLink__4172_1784023470"/>शत्रु<text:span text:style-name="T32">म्</text:span><text:bookmark-end text:name="__DdeLink__4172_1784023470"/> हत्वा सुखानि वा ।</text:p>
      <text:p text:style-name="P41">или (сам)убитый неба достигает, или врага убив - счастья</text:p>
      <text:p text:style-name="Standard"><text:span text:style-name="T32">उभौ अपि</text:span> हि शूराणा<text:span text:style-name="T32">म्</text:span> गुण<text:span text:style-name="T79">ौ</text:span><text:span text:style-name="T32"> ए</text:span>तौ सुदर्लभौ ॥</text:p>
      <text:p text:style-name="P41">воистину обе эти доблести для героев труднодостижимы</text:p>
      <text:p text:style-name="Standard"/>
      <text:p text:style-name="Standard"/>
      <text:p text:style-name="P47">Rāma Reaches a Special Place</text:p>
      <text:p text:style-name="Standard"/>
      <text:p text:style-name="Standard">प्रविश्य तु महा-<text:span text:style-name="T61">अ</text:span>रण्य<text:span text:style-name="T61">म् </text:span>दण्डक-<text:span text:style-name="T61">अ</text:span>रण्यम<text:span text:style-name="T61">्</text:span> <text:span text:style-name="T61">आ</text:span>त्मवान् ।</text:p>
      <text:p text:style-name="P48"><text:span text:style-name="T61">Но войдя в великий лес, </text:span><text:span text:style-name="T62">лес Дандака, </text:span><text:span text:style-name="T63">владеющий собой (</text:span><text:span text:style-name="T62">благоразумный</text:span><text:span text:style-name="T63">)</text:span></text:p>
      <text:p text:style-name="P48"/>
      <text:p text:style-name="Standard">अपश्य<text:span text:style-name="T64">त्</text:span> <text:span text:style-name="T64">रा</text:span>म<text:span text:style-name="T64">ः</text:span> द<text:span text:style-name="T64">ु</text:span>र्धर्ष<text:span text:style-name="T64">ः ता</text:span>पस-<text:span text:style-name="T80">आ</text:span>श्रम-मण्डलम् ॥ १ ॥</text:p>
      <text:p text:style-name="P49">Увидел Рама непобедимый ашрама аскетов круг</text:p>
      <text:p text:style-name="P49"/>
      <text:p text:style-name="P50">कुश-चीर-परिक्षिप्त<text:span text:style-name="T64">म्</text:span> ब्राह्म्या<text:span text:style-name="T64">(Instr)</text:span> लक्ष्म्या<text:span text:style-name="T64">(Instr)</text:span> समावृतम् ।</text:p>
      <text:p text:style-name="P49">Окруженный травой куша брахманической <text:span text:style-name="T81">великолепем</text:span> <text:span text:style-name="T81">окружён</text:span>.</text:p>
      <text:p text:style-name="Standard"/>
      <text:p text:style-name="P50">यथा प्रदीप्त<text:span text:style-name="T64">म्</text:span> <text:span text:style-name="T60">दुर्दर्श</text:span><text:span text:style-name="T64">म्</text:span> गगने सूर्य-मण्डलम् ॥ २ ॥</text:p>
      <text:p text:style-name="P49">ослепительно сияющий как в небе диск солнца.</text:p>
      <text:p text:style-name="Standard"/>
      <text:p text:style-name="Standard">शरण्य<text:span text:style-name="T64">म्</text:span> सर्वभूताना<text:span text:style-name="T64">म्</text:span> सु-समृष्ट-<text:span text:style-name="T64">अ</text:span>जिर<text:span text:style-name="T64">म्</text:span> सदा ।</text:p>
      <text:p text:style-name="P49">Защита для всех живых существ всегда находящися в чистоте,</text:p>
      <text:p text:style-name="Standard"/>
      <text:p text:style-name="Standard">पूजित<text:span text:style-name="T65">म्</text:span> च <text:span text:style-name="T65">उ</text:span>पनृत्त<text:span text:style-name="T65">म्</text:span> च नित्यम<text:span text:style-name="T65">्</text:span> <text:span text:style-name="T65">अ</text:span>प्सरसा<text:span text:style-name="T65">म्(Gen)</text:span> गणैः<text:span text:style-name="T65">(Instr)</text:span> ॥ ३ ॥</text:p>
      <text:p text:style-name="P51">и ему поклонялись и вокруг него танцевали всегда апсар толпы.</text:p>
      <text:p text:style-name="Standard"/>
      <text:p text:style-name="Standard">(…) आरण्यै<text:span text:style-name="T66">ः च</text:span> महावृक्षैः पुण्यैः स्व<text:span text:style-name="T60">ादु-फलै</text:span><text:span text:style-name="T66">ः</text:span><text:span text:style-name="T60"> </text:span><text:span text:style-name="T66">वृ</text:span><text:span text:style-name="T60">तम् </text:span>। ५ ॥</text:p>
      <text:p text:style-name="P52"><text:span text:style-name="T81">Лесными</text:span> великими <text:span text:style-name="T82">благими</text:span> деревьями <text:s/>(с<text:span text:style-name="T67">о</text:span>) сладкими плодами окружённый.</text:p>
      <text:p text:style-name="P52"/>
      <text:p text:style-name="P52">The Himālaya</text:p>
      <text:p text:style-name="P52"/>
      <text:p text:style-name="P52">अस्त<text:span text:style-name="T68">ि</text:span> <text:span text:style-name="T68">उत</text:span>रस्या<text:span text:style-name="T68">म्</text:span> दिशि देवता-<text:span text:style-name="T68">आ</text:span>त्मा हिमालय<text:span text:style-name="T68">ः</text:span> नाम नग-<text:span text:style-name="T68">अ</text:span>धि-राजः ।</text:p>
      <text:p text:style-name="P53">Есть на севере божественный по природе, <text:span text:style-name="T69">верховный владыка</text:span> гор по имени Гималаи. </text:p>
      <text:p text:style-name="P52"/>
      <text:p text:style-name="P52">पूर्व-<text:span text:style-name="T69">अ</text:span>परौ वारि-निधी विगाह्य स्थितः पृथिव्या<text:span text:style-name="T83">ः</text:span><text:span text:style-name="T69">(Gen)</text:span> इव मानदण्डः॥१.१॥</text:p>
      <text:p text:style-name="P54"><text:span text:style-name="T85">В восточный и западный</text:span> <text:span text:style-name="T84">два </text:span>океан<text:span text:style-name="T84">а</text:span> погружаясь, ст<text:span text:style-name="T85">ал</text:span> как Земли мерило.</text:p>
      <text:p text:style-name="P52"/>
      <text:p text:style-name="P52">(…)</text:p>
      <text:p text:style-name="P52">अनन्त-रत्न-प्रभवस्य यस्य हिम<text:span text:style-name="T70">म्</text:span> न सौभाग्य-विलोपि जातम् ।</text:p>
      <text:p text:style-name="P55"><text:span text:style-name="T86">у </text:span>источник<text:span text:style-name="T86">а бесконечных </text:span>сокровищ, <text:span text:style-name="T86">у</text:span> которого снег <text:span text:style-name="T86">не ста</text:span><text:span text:style-name="T87">новящийся</text:span><text:span text:style-name="T86"> </text:span><text:span text:style-name="T87">уменьшено красотный</text:span></text:p>
      <text:p text:style-name="P52"/>
      <text:p text:style-name="P52">एक<text:span text:style-name="T71">ः</text:span> हि दोष<text:span text:style-name="T71">ः</text:span> गुण-स<text:span text:style-name="T72">ं-</text:span>नि-पाते निमज्जत<text:span text:style-name="T72">ि</text:span> <text:span text:style-name="T72">इ</text:span>न्दोः किरणे<text:span text:style-name="T72">षु</text:span> <text:span text:style-name="T72">इव</text:span> वाङ्कः॥१.३॥</text:p>
      <text:p text:style-name="P56">один <text:span text:style-name="T88">ведь</text:span> недостаток в луны <text:span text:style-name="T87">достоинств обилии</text:span> тонет, как в лунном свете фигура</text:p>
      <text:p text:style-name="P52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9:54:34.696483446</meta:creation-date>
    <dc:date>2025-03-26T19:30:26.239611224</dc:date>
    <meta:editing-duration>P5DT23H59M29S</meta:editing-duration>
    <meta:editing-cycles>85</meta:editing-cycles>
    <meta:generator>LibreOffice/7.4.7.2$Linux_X86_64 LibreOffice_project/40$Build-2</meta:generator>
    <meta:document-statistic meta:table-count="0" meta:image-count="0" meta:object-count="0" meta:page-count="7" meta:paragraph-count="240" meta:word-count="1900" meta:character-count="7166" meta:non-whitespace-character-count="5446"/>
  </office:meta>
</office:document-meta>
</file>